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b31da" officeooo:paragraph-rsid="000b31da"/>
    </style:style>
    <style:style style:name="P2" style:family="paragraph" style:parent-style-name="Standard">
      <style:text-properties officeooo:rsid="0003426c" officeooo:paragraph-rsid="0003426c"/>
    </style:style>
    <style:style style:name="P3" style:family="paragraph" style:parent-style-name="Standard">
      <style:text-properties officeooo:rsid="000782a9" officeooo:paragraph-rsid="000782a9"/>
    </style:style>
    <style:style style:name="P4" style:family="paragraph" style:parent-style-name="Standard">
      <style:text-properties officeooo:rsid="00084802" officeooo:paragraph-rsid="00084802"/>
    </style:style>
    <style:style style:name="P5" style:family="paragraph" style:parent-style-name="Standard">
      <style:text-properties officeooo:rsid="0009e27e" officeooo:paragraph-rsid="0009e27e"/>
    </style:style>
    <style:style style:name="P6" style:family="paragraph" style:parent-style-name="Standard">
      <style:text-properties officeooo:rsid="000a6117" officeooo:paragraph-rsid="000a6117"/>
    </style:style>
    <style:style style:name="T1" style:family="text">
      <style:text-properties officeooo:rsid="0005c70b"/>
    </style:style>
    <style:style style:name="T2" style:family="text">
      <style:text-properties officeooo:rsid="000782a9"/>
    </style:style>
    <style:style style:name="T3" style:family="text">
      <style:text-properties officeooo:rsid="00084802"/>
    </style:style>
    <style:style style:name="T4" style:family="text">
      <style:text-properties officeooo:rsid="000a6117"/>
    </style:style>
    <style:style style:name="T5" style:family="text">
      <style:text-properties officeooo:rsid="000b31d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For this project, I knew I wanted to make something outside my comfort zone. I watched many YouTube videos and read a variety of articles. They culminated in what you see before you (<text:a xlink:type="simple" xlink:href="http://cisweb.bristolcc.edu/~bbartkowski11/CIS122/website/index.html" text:style-name="Internet_20_link" text:visited-style-name="Visited_20_Internet_20_Link">http://cisweb.bristolcc.edu/~bbartkowski11/CIS122/website/index.html</text:a> <text:span text:style-name="T1">&amp; co.)</text:span></text:p>
      <text:p text:style-name="P2"><text:tab/><text:span text:style-name="T1">My dad and I have always tossed around teaming up to make a business on the side. This was the perfect opportunity to start something from the ground up. </text:span><text:span text:style-name="T4">He and I have been interested in ceramics a</text:span><text:span text:style-name="T5">s</text:span><text:span text:style-name="T4"> he’s a ceramic engineer, so it made sense to set up a page selling ceramic parts. </text:span><text:span text:style-name="T1">My dad gave me creative control, but still wanted it to look/feel a little sophisticated, yet fun. I went to coolors.com to find a matching group of colors, and I ran with it. The banner background is a really zoomed in picture of porous ceramic with slight black opacity over top. That really set the vibe of the entire thing, the picture combined with the colors and the fonts, which I imported from Google fonts.</text:span></text:p>
      <text:p text:style-name="P2"><text:tab/><text:span text:style-name="T1">I wasn’t sure what you wanted as far as a sitemap, because when I researched it, it came up with two things: a map of an image and a map of the site. I did both. The images on index.html are clickable and will bring the user to the appropriate section (about, products). I included a “sitemap” as its own separate page which I took inspiration from other pages </text:span><text:span text:style-name="T2">(ie – Apple). You can find it from any of my 3 pages at the bottom. I also took the time to create a fixed navigation bar, which is also accessible from any page and any place on that page – it’s always in the top </text:span><text:span text:style-name="T3">left hand corner</text:span><text:span text:style-name="T2">. </text:span></text:p>
      <text:p text:style-name="P2"><text:tab/><text:span text:style-name="T2">I didn’t bother to put any descriptions in </text:span><text:span text:style-name="T3">the products and about us </text:span><text:span text:style-name="T2">because I figured this was just for a grade, so I used lorem ipsum language as a place holder, but I can make up something if you would prefer. I hope you enjoy and can see my progress </text:span><text:span text:style-name="T3">I’ve made</text:span><text:span text:style-name="T2">. I learned a lot, and put quite a bit of </text:span><text:span text:style-name="T3">love and t</text:span><text:span text:style-name="T2">ime into it. </text:span></text:p>
      <text:p text:style-name="P2"/>
      <text:p text:style-name="P3">Goals: </text:p>
      <text:p text:style-name="P3">Set up pages – index, about, products, sitemap</text:p>
      <text:p text:style-name="P3">Link together so that you can go between them</text:p>
      <text:p text:style-name="P4">Link to my images, make them “clickable”</text:p>
      <text:p text:style-name="P3">Style the <text:span text:style-name="T3">four </text:span>pages of elements in one css</text:p>
      <text:p text:style-name="P5">Choose fonts/colors that will be calm and creative</text:p>
      <text:p text:style-name="P3"/>
      <text:p text:style-name="P4">Validator - <text:a xlink:type="simple" xlink:href="https://validator.w3.org/#validate_by_upload" text:style-name="Internet_20_link" text:visited-style-name="Visited_20_Internet_20_Link">https://validator.w3.org/#validate_by_upload</text:a></text:p>
      <text:p text:style-name="P6">I used this page to make sure the all the parts of my website validated. </text:p>
      <text:p text:style-name="P4"/>
      <text:p text:style-name="P4"><text:a xlink:type="simple" xlink:href="http://cisweb.bristolcc.edu/~bbartkowski11/CIS122/website/index.html" text:style-name="Internet_20_link" text:visited-style-name="Visited_20_Internet_20_Link">http://cisweb.bristolcc.edu/~bbartkowski11/CIS122/website/index.html</text:a> – Validated</text:p>
      <text:p text:style-name="P4"><text:a xlink:type="simple" xlink:href="http://cisweb.bristolcc.edu/~bbartkowski11/CIS122/website/about.html" text:style-name="Internet_20_link" text:visited-style-name="Visited_20_Internet_20_Link">http://cisweb.bristolcc.edu/~bbartkowski11/CIS122/website/about.html</text:a> – Validated</text:p>
      <text:p text:style-name="P4"><text:a xlink:type="simple" xlink:href="http://cisweb.bristolcc.edu/~bbartkowski11/CIS122/website/products.html" text:style-name="Internet_20_link" text:visited-style-name="Visited_20_Internet_20_Link">http://cisweb.bristolcc.edu/~bbartkowski11/CIS122/website/products.html</text:a> – Validated</text:p>
      <text:p text:style-name="P4"><text:a xlink:type="simple" xlink:href="http://cisweb.bristolcc.edu/~bbartkowski11/CIS122/website/sitemap.html" text:style-name="Internet_20_link" text:visited-style-name="Visited_20_Internet_20_Link">http://cisweb.bristolcc.edu/~bbartkowski11/CIS122/website/sitemap.html</text:a> - Validated</text:p>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b31da" officeooo:paragraph-rsid="000b31d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Beverly Bartkowski<text:tab/><text:tab/>11/03/2021</text:p>
        <text:p text:style-name="MP1">CIS 122 – first websit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4T13:30:12.803000000</meta:creation-date>
    <dc:date>2021-11-04T20:37:55.514000000</dc:date>
    <meta:editing-duration>PT24M52S</meta:editing-duration>
    <meta:editing-cycles>5</meta:editing-cycles>
    <meta:generator>LibreOffice/7.0.5.2$Windows_X86_64 LibreOffice_project/64390860c6cd0aca4beafafcfd84613dd9dfb63a</meta:generator>
    <meta:document-statistic meta:table-count="0" meta:image-count="0" meta:object-count="0" meta:page-count="1" meta:paragraph-count="18" meta:word-count="424" meta:character-count="2617" meta:non-whitespace-character-count="2195"/>
  </office:meta>
</office:document-meta>
</file>